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horndale AMT2" svg:font-family="'Thorndale AMT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9.001cm" style:rel-column-width="32767*"/>
    </style:style>
    <style:style style:name="Tabela1.B" style:family="table-column">
      <style:table-column-properties style:column-width="9.001cm" style:rel-column-width="32768*"/>
    </style:style>
    <style:style style:name="Tabela2" style:family="table">
      <style:table-properties style:width="11.709cm" table:align="left"/>
    </style:style>
    <style:style style:name="Tabela2.A" style:family="table-column">
      <style:table-column-properties style:column-width="3.605cm"/>
    </style:style>
    <style:style style:name="Tabela2.B" style:family="table-column">
      <style:table-column-properties style:column-width="2.394cm"/>
    </style:style>
    <style:style style:name="Tabela2.C" style:family="table-column">
      <style:table-column-properties style:column-width="3cm"/>
    </style:style>
    <style:style style:name="Tabela2.D" style:family="table-column">
      <style:table-column-properties style:column-width="2.709cm"/>
    </style:style>
    <style:style style:name="Tabela2.A1" style:family="table-cell">
      <style:table-cell-properties style:vertical-align="middle" fo:background-color="#eeeeee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D1" style:family="table-cell">
      <style:table-cell-properties style:vertical-align="middle" fo:background-color="#eeeeee" fo:padding="0.03cm" fo:border="0.0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eeeeee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D2" style:family="table-cell">
      <style:table-cell-properties style:vertical-align="middle" fo:background-color="transparent" fo:padding="0.03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" style:family="table">
      <style:table-properties style:width="8.297cm" fo:margin-left="0.104cm" table:align="left"/>
    </style:style>
    <style:style style:name="Tabela4.A" style:family="table-column">
      <style:table-column-properties style:column-width="3.507cm"/>
    </style:style>
    <style:style style:name="Tabela4.B" style:family="table-column">
      <style:table-column-properties style:column-width="2.397cm"/>
    </style:style>
    <style:style style:name="Tabela4.C" style:family="table-column">
      <style:table-column-properties style:column-width="2.394cm"/>
    </style:style>
    <style:style style:name="Tabela4.A1" style:family="table-cell">
      <style:table-cell-properties style:vertical-align="middle" fo:background-color="#eeeeee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C1" style:family="table-cell">
      <style:table-cell-properties style:vertical-align="middle" fo:background-color="#eeeeee" fo:padding="0.03cm" fo:border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eeeeee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C2" style:family="table-cell">
      <style:table-cell-properties style:vertical-align="middle" fo:background-color="transparent" fo:padding="0.03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style:font-name-asian="Courier10 BT" style:font-size-asian="10pt" style:font-weight-asian="normal" style:font-name-complex="Courier10 BT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2a3bf3" officeooo:paragraph-rsid="002a3bf3" style:font-name-asian="Courier10 BT" style:font-size-asian="10pt" style:font-weight-asian="normal" style:font-name-complex="Courier10 BT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officeooo:rsid="00196ef3" officeooo:paragraph-rsid="00196ef3" style:font-name-asian="Courier10 BT" style:font-size-asian="10pt" style:font-weight-asian="bold" style:font-name-complex="Courier10 BT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end" style:justify-single-word="false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end" style:justify-single-word="false"/>
      <style:text-properties style:use-window-font-color="true" fo:font-size="10pt" fo:font-style="normal" officeooo:rsid="00196ef3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horndale AMT2" fo:font-size="8.5pt" style:font-size-asian="8.5pt" style:font-size-complex="8.5pt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 AMT2" fo:font-size="8.5pt" fo:font-style="normal" fo:text-shadow="none" style:text-underline-style="none" fo:font-weight="normal" officeooo:rsid="0025674b" officeooo:paragraph-rsid="0025674b" style:font-name-asian="Courier10 BT" style:font-size-asian="8.5pt" style:font-style-asian="normal" style:font-weight-asian="normal" style:font-name-complex="Courier10 BT" style:font-size-complex="8.5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horndale AMT2" fo:font-size="8.5pt" fo:font-style="normal" fo:text-shadow="none" style:text-underline-style="none" fo:font-weight="normal" officeooo:rsid="0025674b" officeooo:paragraph-rsid="0025674b" style:font-name-asian="Courier10 BT" style:font-size-asian="8.5pt" style:font-style-asian="normal" style:font-weight-asian="normal" style:font-name-complex="Courier10 BT" style:font-size-complex="8.5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horndale AMT2" fo:font-size="8.5pt" fo:font-style="normal" fo:text-shadow="none" style:text-underline-style="none" fo:font-weight="normal" officeooo:rsid="002a3bf3" officeooo:paragraph-rsid="002a3bf3" style:font-name-asian="Courier10 BT" style:font-size-asian="8.5pt" style:font-style-asian="normal" style:font-weight-asian="normal" style:font-name-complex="Courier10 BT" style:font-size-complex="8.5pt" style:font-style-complex="normal" style:font-weight-complex="normal" style:text-overline-style="none" style:text-overline-color="font-color"/>
    </style:style>
    <style:style style:name="P18" style:family="paragraph" style:parent-style-name="Standard" style:list-style-name="L3">
      <style:paragraph-properties fo:text-align="justify" style:justify-single-word="false"/>
      <style:text-properties fo:color="#000000" style:font-name="Thorndale AMT1" fo:font-size="10pt" fo:font-weight="normal" officeooo:rsid="002a7b72" officeooo:paragraph-rsid="002a7b72" style:font-name-asian="Courier10 BT" style:font-size-asian="10pt" style:font-weight-asian="normal" style:font-name-complex="Courier10 BT" style:font-size-complex="10pt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fo:color="#000000" style:font-name="Thorndale AMT1" fo:font-size="10pt" fo:font-weight="normal" officeooo:rsid="002b1a93" officeooo:paragraph-rsid="002b1a93" style:font-name-asian="Courier10 BT" style:font-size-asian="10pt" style:font-weight-asian="normal" style:font-name-complex="Courier10 BT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303aa7" officeooo:paragraph-rsid="00303aa7" style:font-name-asian="Courier10 BT" style:font-size-asian="10pt" style:font-weight-asian="normal" style:font-name-complex="Courier10 BT" style:font-size-complex="10pt" style:font-weight-complex="normal"/>
    </style:style>
    <style:style style:name="P21" style:family="paragraph" style:parent-style-name="Standard" style:list-style-name="L4">
      <style:paragraph-properties fo:text-align="justify" style:justify-single-word="false"/>
      <style:text-properties fo:color="#000000" style:font-name="Thorndale AMT1" fo:font-size="10pt" fo:font-weight="normal" officeooo:rsid="00303aa7" officeooo:paragraph-rsid="00303aa7" style:font-name-asian="Courier10 BT" style:font-size-asian="10pt" style:font-weight-asian="normal" style:font-name-complex="Courier10 BT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paragraph-rsid="00303aa7" style:font-name-asian="Courier10 BT" style:font-size-asian="10pt" style:font-weight-asian="normal" style:font-name-complex="Courier10 BT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officeooo:rsid="00196ef3" officeooo:paragraph-rsid="00196ef3" style:font-name-asian="Courier10 BT" style:font-size-asian="10pt" style:font-weight-asian="bold" style:font-name-complex="Courier10 BT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0pt" officeooo:rsid="002fa318" officeooo:paragraph-rsid="002fa318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0pt" officeooo:rsid="002fa318" officeooo:paragraph-rsid="00303aa7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officeooo:paragraph-rsid="00196ef3"/>
    </style:style>
    <style:style style:name="P27" style:family="paragraph" style:parent-style-name="Standard">
      <style:paragraph-properties fo:text-align="center" style:justify-single-word="false"/>
      <style:text-properties style:font-name="Thorndale AMT2" fo:font-size="8.5pt" officeooo:rsid="002fa318" officeooo:paragraph-rsid="002fa318" style:font-size-asian="8.5pt" style:font-size-complex="8.5pt"/>
    </style:style>
    <style:style style:name="P28" style:family="paragraph" style:parent-style-name="Standard">
      <style:paragraph-properties fo:text-align="center" style:justify-single-word="false"/>
      <style:text-properties style:font-name="Thorndale AMT2" fo:font-size="8.5pt" officeooo:rsid="002fa318" officeooo:paragraph-rsid="00303aa7" style:font-size-asian="8.5pt" style:font-size-complex="8.5pt"/>
    </style:style>
    <style:style style:name="P29" style:family="paragraph" style:parent-style-name="Standard">
      <style:paragraph-properties fo:text-align="center" style:justify-single-word="false"/>
      <style:text-properties style:font-name="Thorndale AMT2" fo:font-size="8.5pt" officeooo:paragraph-rsid="00303aa7" style:font-size-asian="8.5pt" style:font-size-complex="8.5pt"/>
    </style:style>
    <style:style style:name="T1" style:family="text">
      <style:text-properties officeooo:rsid="000b3645"/>
    </style:style>
    <style:style style:name="T2" style:family="text">
      <style:text-properties officeooo:rsid="00196ef3"/>
    </style:style>
    <style:style style:name="T3" style:family="text">
      <style:text-properties officeooo:rsid="002b1a93"/>
    </style:style>
    <style:style style:name="T4" style:family="text">
      <style:text-properties officeooo:rsid="002b7956"/>
    </style:style>
    <style:style style:name="T5" style:family="text">
      <style:text-properties style:use-window-font-color="true" style:font-name="Thorndale AMT1" fo:font-size="10pt" fo:font-style="normal" fo:font-weight="normal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6" style:family="text">
      <style:text-properties style:use-window-font-color="true" style:font-name="Thorndale AMT1" fo:font-size="10pt" fo:font-style="normal" fo:font-weight="normal" officeooo:rsid="002ceec4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7" style:family="text">
      <style:text-properties style:use-window-font-color="true" style:font-name="Thorndale AMT1" fo:font-size="10pt" fo:font-style="normal" fo:font-weight="normal" officeooo:rsid="002fa318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8" style:family="text">
      <style:text-properties officeooo:rsid="002fa318"/>
    </style:style>
    <style:style style:name="T9" style:family="text">
      <style:text-properties officeooo:rsid="003264ce"/>
    </style:style>
    <style:style style:name="T10" style:family="text">
      <style:text-properties officeooo:rsid="0035b7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9"><text:span text:style-name="T2">Zbigniew Nowacki</text:span><text:tab/><text:span text:style-name="T2">234102</text:span></text:p>
            <text:p text:style-name="P10"><text:span text:style-name="T2">Paweł Galewicz</text:span><text:tab/><text:tab/><text:span text:style-name="T2">234053</text:span></text:p>
          </table:table-cell>
          <table:table-cell office:value-type="string">
            <text:p text:style-name="P11">Rok akademicki <text:span text:style-name="T2">2019/20</text:span></text:p>
            <text:p text:style-name="P12">wtorek, 10:30</text:p>
          </table:table-cell>
        </table:table-row>
      </table:table>
      <text:p text:style-name="P1"/>
      <text:p text:style-name="P8"><text:span text:style-name="T1">TEORIA PODEJMOWANIA DECYZJI – </text:span>LABORATORIUM</text:p>
      <text:p text:style-name="P13">Zadanie <text:span text:style-name="T9">2</text:span> – <text:span text:style-name="T2">wariant 5</text:span></text:p>
      <text:p text:style-name="P2"/>
      <text:p text:style-name="P3">Opis rozwiązania</text:p>
      <text:p text:style-name="P26"><text:span text:style-name="T5">Program konsolowy, zaimplementowany w języku Python 3. </text:span><text:span text:style-name="T6">Program rozwiązuje problem programowania liniowego wykorzystując bibliotekę PuLP. Jego zadaniem jest wyznaczenie optymalnych częstotliwości wyboru strategii w dwuosobowej grze </text:span><text:span text:style-name="T7">karcianej.</text:span></text:p>
      <text:p text:style-name="P4"/>
      <text:p text:style-name="P6">Dane wejściowe</text:p>
      <text:p text:style-name="P20">Na wejściu dostarczana jest macierz wypłat: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24">Gracz A\ Gracz B</text:p>
            </table:table-cell>
            <table:table-cell table:style-name="Tabela2.A1" office:value-type="string">
              <text:p text:style-name="P27">K</text:p>
            </table:table-cell>
            <table:table-cell table:style-name="Tabela2.A1" office:value-type="string">
              <text:p text:style-name="P27">Q</text:p>
            </table:table-cell>
            <table:table-cell table:style-name="Tabela2.D1" office:value-type="string">
              <text:p text:style-name="P27">A</text:p>
            </table:table-cell>
          </table:table-row>
          <table:table-row>
            <table:table-cell table:style-name="Tabela2.A2" office:value-type="string">
              <text:p text:style-name="P27">K</text:p>
            </table:table-cell>
            <table:table-cell table:style-name="Tabela2.B2" office:value-type="string">
              <text:p text:style-name="P27">0</text:p>
            </table:table-cell>
            <table:table-cell table:style-name="Tabela2.B2" office:value-type="string">
              <text:p text:style-name="P27">1</text:p>
            </table:table-cell>
            <table:table-cell table:style-name="Tabela2.D2" office:value-type="string">
              <text:p text:style-name="P14">-<text:span text:style-name="T8">5</text:span></text:p>
            </table:table-cell>
          </table:table-row>
        </table:table-header-rows>
        <table:table-row>
          <table:table-cell table:style-name="Tabela2.A2" office:value-type="string">
            <text:p text:style-name="P27">Q</text:p>
          </table:table-cell>
          <table:table-cell table:style-name="Tabela2.B2" office:value-type="string">
            <text:p text:style-name="P14">-<text:span text:style-name="T8">1</text:span></text:p>
          </table:table-cell>
          <table:table-cell table:style-name="Tabela2.B2" office:value-type="string">
            <text:p text:style-name="P27">0</text:p>
          </table:table-cell>
          <table:table-cell table:style-name="Tabela2.D2" office:value-type="string">
            <text:p text:style-name="P27">10</text:p>
          </table:table-cell>
        </table:table-row>
        <table:table-row>
          <table:table-cell table:style-name="Tabela2.A2" office:value-type="string">
            <text:p text:style-name="P27">A</text:p>
          </table:table-cell>
          <table:table-cell table:style-name="Tabela2.B2" office:value-type="string">
            <text:p text:style-name="P27">5</text:p>
          </table:table-cell>
          <table:table-cell table:style-name="Tabela2.B2" office:value-type="string">
            <text:p text:style-name="P14">-<text:span text:style-name="T8">10</text:span></text:p>
          </table:table-cell>
          <table:table-cell table:style-name="Tabela2.D2" office:value-type="string">
            <text:p text:style-name="P27">0</text:p>
          </table:table-cell>
        </table:table-row>
      </table:table>
      <text:p text:style-name="P20"/>
      <text:p text:style-name="P20">Dodatkowo podana jest informacja, że <text:span text:style-name="T10">na początku gry</text:span>:</text:p>
      <text:list xml:id="list2925215791" text:style-name="L4">
        <text:list-item>
          <text:p text:style-name="P21">Gracz A odkłada na bok damę (Q)</text:p>
        </text:list-item>
        <text:list-item>
          <text:p text:style-name="P21">Gracz B odkłada na bok asa (A)</text:p>
        </text:list-item>
      </text:list>
      <text:p text:style-name="P20"/>
      <text:p text:style-name="P20">Po usunięciu odpowiednich kart macierz wypłat prezentuje się następująco:</text:p>
      <text:p text:style-name="P20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25">Gracz A\ Gracz B</text:p>
            </table:table-cell>
            <table:table-cell table:style-name="Tabela4.A1" office:value-type="string">
              <text:p text:style-name="P28">K</text:p>
            </table:table-cell>
            <table:table-cell table:style-name="Tabela4.C1" office:value-type="string">
              <text:p text:style-name="P28">Q</text:p>
            </table:table-cell>
          </table:table-row>
          <table:table-row>
            <table:table-cell table:style-name="Tabela4.A2" office:value-type="string">
              <text:p text:style-name="P28">K</text:p>
            </table:table-cell>
            <table:table-cell table:style-name="Tabela4.B2" office:value-type="string">
              <text:p text:style-name="P28">0</text:p>
            </table:table-cell>
            <table:table-cell table:style-name="Tabela4.C2" office:value-type="string">
              <text:p text:style-name="P28">1</text:p>
            </table:table-cell>
          </table:table-row>
        </table:table-header-rows>
        <table:table-row>
          <table:table-cell table:style-name="Tabela4.A2" office:value-type="string">
            <text:p text:style-name="P28">A</text:p>
          </table:table-cell>
          <table:table-cell table:style-name="Tabela4.B2" office:value-type="string">
            <text:p text:style-name="P28">5</text:p>
          </table:table-cell>
          <table:table-cell table:style-name="Tabela4.C2" office:value-type="string">
            <text:p text:style-name="P29">-<text:span text:style-name="T8">10</text:span></text:p>
          </table:table-cell>
        </table:table-row>
      </table:table>
      <text:p text:style-name="P22"/>
      <text:p text:style-name="P7">Wynik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horndale AMT2" svg:font-family="'Thorndale AMT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date>2020-04-05T00:51:38.628000000</dc:date>
    <dc:language>pl-PL</dc:language>
    <meta:editing-cycles>34</meta:editing-cycles>
    <meta:editing-duration>PT1H56M6S</meta:editing-duration>
    <meta:document-statistic meta:table-count="3" meta:image-count="0" meta:object-count="0" meta:page-count="1" meta:paragraph-count="40" meta:word-count="121" meta:character-count="714" meta:non-whitespace-character-count="632"/>
    <meta:user-defined meta:name="Info 1"/>
    <meta:user-defined meta:name="Info 2"/>
    <meta:user-defined meta:name="Info 3"/>
    <meta:user-defined meta:name="Info 4"/>
  </office:meta>
</office:document-meta>
</file>